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Contents_20_Heading">
      <style:paragraph-properties fo:break-before="page"/>
    </style:style>
    <style:style style:name="P4" style:family="paragraph" style:parent-style-name="Standard">
      <style:paragraph-properties fo:line-height="100%" fo:text-align="start" style:justify-single-word="false"/>
      <style:text-properties fo:font-size="12pt" style:font-size-asian="12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style>
    <style:style style:name="P7" style:family="paragraph" style:parent-style-name="Text_20_body">
      <style:text-properties fo:font-size="10.5pt" style:font-size-asian="10.5pt"/>
    </style:style>
    <style:style style:name="P8" style:family="paragraph" style:parent-style-name="Text_20_body">
      <style:text-properties officeooo:rsid="000fb2e9" officeooo:paragraph-rsid="000fb2e9"/>
    </style:style>
    <style:style style:name="P9" style:family="paragraph" style:parent-style-name="Text_20_body">
      <style:text-properties officeooo:paragraph-rsid="000fb2e9"/>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master-page-name="MP0">
      <style:paragraph-properties fo:line-height="100%" fo:text-align="start" style:justify-single-word="false" style:page-number="auto" fo:break-before="page">
        <style:tab-stops>
          <style:tab-stop style:position="16.801cm" style:type="right"/>
        </style:tab-stops>
      </style:paragraph-properties>
    </style:style>
    <style:style style:name="P13" style:family="paragraph" style:parent-style-name="Heading_20_1">
      <style:paragraph-properties fo:break-before="page"/>
    </style:style>
    <style:style style:name="P14" style:family="paragraph" style:parent-style-name="Text_20_body">
      <style:text-properties officeooo:paragraph-rsid="001d56bd"/>
    </style:style>
    <style:style style:name="T1" style:family="text">
      <style:text-properties fo:font-size="12pt" style:font-size-asian="12pt"/>
    </style:style>
    <style:style style:name="T2" style:family="text">
      <style:text-properties officeooo:rsid="000d17e7"/>
    </style:style>
    <style:style style:name="T3" style:family="text">
      <style:text-properties officeooo:rsid="000d58f1"/>
    </style:style>
    <style:style style:name="T4" style:family="text">
      <style:text-properties fo:font-size="10.5pt" style:font-size-asian="10.5pt"/>
    </style:style>
    <style:style style:name="T5" style:family="text">
      <style:text-properties fo:font-size="10.5pt" officeooo:rsid="000d7701" style:font-size-asian="10.5pt"/>
    </style:style>
    <style:style style:name="T6" style:family="text">
      <style:text-properties fo:font-size="10.5pt" officeooo:rsid="000ea646" style:font-size-asian="10.5pt"/>
    </style:style>
    <style:style style:name="T7" style:family="text">
      <style:text-properties officeooo:rsid="000ea646"/>
    </style:style>
    <style:style style:name="T8" style:family="text">
      <style:text-properties officeooo:rsid="000fb2e9"/>
    </style:style>
    <style:style style:name="T9" style:family="text">
      <style:text-properties officeooo:rsid="0012cf76"/>
    </style:style>
    <style:style style:name="T10" style:family="text">
      <style:text-properties officeooo:rsid="001346d8"/>
    </style:style>
    <style:style style:name="T11" style:family="text">
      <style:text-properties officeooo:rsid="0014c852"/>
    </style:style>
    <style:style style:name="T12" style:family="text">
      <style:text-properties officeooo:rsid="00157373"/>
    </style:style>
    <style:style style:name="T13" style:family="text">
      <style:text-properties officeooo:rsid="0016cbda"/>
    </style:style>
    <style:style style:name="T14" style:family="text">
      <style:text-properties officeooo:rsid="001a4c9d"/>
    </style:style>
    <style:style style:name="T15" style:family="text">
      <style:text-properties officeooo:rsid="001bf7e8"/>
    </style:style>
    <style:style style:name="T16" style:family="text">
      <style:text-properties officeooo:rsid="001d56b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NA<text:span text:style-name="Police_20_par_20_défaut"><text:span text:style-name="T1"> Jean-Pierre<text:tab/>M2 DCISS 2015-2016</text:span></text:span></text:p>
      <text:p text:style-name="P4">SONIN Aleksandr</text:p>
      <text:p text:style-name="P4">MARTINIER Florent</text:p>
      <text:p text:style-name="P5"/>
      <text:p text:style-name="P5"/>
      <text:p text:style-name="P5"/>
      <text:p text:style-name="P5"/>
      <text:p text:style-name="P5"/>
      <text:p text:style-name="P5"/>
      <text:p text:style-name="P5">Dossier Multimédia Numérique :</text:p>
      <text:p text:style-name="P5">Jeu Tron</text:p>
      <text:p text:style-name="P6"/>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0"><text:a xlink:type="simple" xlink:href="#__RefHeading__246_137773716" text:style-name="Index_20_Link" text:visited-style-name="Index_20_Link">I Introduction<text:tab/>3</text:a></text:p>
          <text:p text:style-name="P10"><text:a xlink:type="simple" xlink:href="#__RefHeading__248_137773716" text:style-name="Index_20_Link" text:visited-style-name="Index_20_Link">II Les différents modules<text:tab/>4</text:a></text:p>
          <text:p text:style-name="P11"><text:a xlink:type="simple" xlink:href="#__RefHeading__250_137773716" text:style-name="Index_20_Link" text:visited-style-name="Index_20_Link">1 Jeu<text:tab/>4</text:a></text:p>
          <text:p text:style-name="P11"><text:a xlink:type="simple" xlink:href="#__RefHeading__252_137773716" text:style-name="Index_20_Link" text:visited-style-name="Index_20_Link">2 Serveur<text:tab/>4</text:a></text:p>
          <text:p text:style-name="P11"><text:a xlink:type="simple" xlink:href="#__RefHeading__254_137773716" text:style-name="Index_20_Link" text:visited-style-name="Index_20_Link">3 Page Client<text:tab/>4</text:a></text:p>
          <text:p text:style-name="P10"><text:a xlink:type="simple" xlink:href="#__RefHeading__256_137773716" text:style-name="Index_20_Link" text:visited-style-name="Index_20_Link">III Choix d'implémentation<text:tab/>5</text:a></text:p>
          <text:p text:style-name="P11"><text:a xlink:type="simple" xlink:href="#__RefHeading__258_137773716" text:style-name="Index_20_Link" text:visited-style-name="Index_20_Link">1 Client – Serveur<text:tab/>5</text:a></text:p>
          <text:p text:style-name="P11"><text:a xlink:type="simple" xlink:href="#__RefHeading__260_137773716" text:style-name="Index_20_Link" text:visited-style-name="Index_20_Link">2 Serveur – Jeu<text:tab/>5</text:a></text:p>
          <text:p text:style-name="P11"><text:a xlink:type="simple" xlink:href="#__RefHeading__262_137773716" text:style-name="Index_20_Link" text:visited-style-name="Index_20_Link">3 Client – Jeu<text:tab/>6</text:a></text:p>
          <text:p text:style-name="P11"><text:a xlink:type="simple" xlink:href="#__RefHeading__483_1392223255" text:style-name="Index_20_Link" text:visited-style-name="Index_20_Link">4 Client<text:tab/>6</text:a></text:p>
          <text:p text:style-name="P10"><text:a xlink:type="simple" xlink:href="#__RefHeading__264_137773716" text:style-name="Index_20_Link" text:visited-style-name="Index_20_Link">IV Lexique<text:tab/>7</text:a></text:p>
          <text:p text:style-name="P10"><text:a xlink:type="simple" xlink:href="#__RefHeading__485_1392223255" text:style-name="Index_20_Link" text:visited-style-name="Index_20_Link">1 Événements<text:tab/>7</text:a></text:p>
          <text:p text:style-name="P10"><text:a xlink:type="simple" xlink:href="#__RefHeading__487_1392223255" text:style-name="Index_20_Link" text:visited-style-name="Index_20_Link">2 Méthode du module jeu<text:tab/>7</text:a></text:p>
          <text:p text:style-name="P10"><text:a xlink:type="simple" xlink:href="#__RefHeading__376_137773716" text:style-name="Index_20_Link" text:visited-style-name="Index_20_Link">V Manuel d'utilisation<text:tab/>9</text:a></text:p>
          <text:p text:style-name="P10"><text:a xlink:type="simple" xlink:href="#__RefHeading__489_1392223255" text:style-name="Index_20_Link" text:visited-style-name="Index_20_Link">VI Répartition du travail<text:tab/>9</text:a></text:p>
          <text:p text:style-name="P10"><text:a xlink:type="simple" xlink:href="#__RefHeading__268_137773716" text:style-name="Index_20_Link" text:visited-style-name="Index_20_Link">VII Conclusion<text:tab/>10</text:a></text:p>
        </text:index-body>
      </text:table-of-content>
      <text:p text:style-name="Normal"/>
      <text:p text:style-name="P2"/>
      <text:h text:style-name="Heading_20_1" text:outline-level="1"><text:bookmark-start text:name="_Toc439237632"/><text:bookmark-start text:name="__RefHeading__246_137773716"/><text:s/>Introduction<text:bookmark-end text:name="_Toc439237632"/><text:bookmark-end text:name="__RefHeading__246_137773716"/></text:h>
      <text:p text:style-name="Text_20_body">Tron est un film de science fiction datant des années 80. Dans celui ci, un personnage participe à un « jeu » dans lequel il conduit une moto laissant une trace sur son passage. Si une autre moto touchait sa trace, cette dernière avait perdu, et <text:span text:style-name="T9">vice versa</text:span>.</text:p>
      <text:p text:style-name="Text_20_body">Dans le cadre du cours de Multimédia numérique, il nous a été demandé de développer un jeu inspiré du film « Tron », dans lequel des entités ressemblantes aux motos du film s'affronteraient sur un plateau, en tentant d'enfermer les autres joueurs en créant leurs traces.</text:p>
      <text:p text:style-name="Text_20_body">Pour cela, des contraintes nous on été imposées : <text:span text:style-name="T2">la technologie utilisée dans un premier temps. En effet, nous avons utilisé JavaScript, côté client et</text:span> côté serveur via le framework Node.js. De plus, le jeu devrait être jouable à plusieurs en réseau (d'où l'importance d'implémenter une partie côté serveur).</text:p>
      <text:p text:style-name="Text_20_body">Tout au long de ce dossier, nous vous expliquerons nos réflexions, nos choix ainsi que nos ressentis durant le projet. Pour cela, nous commencerons par vous parler des différents modules théoriques que nous avons créé. Nous rentrerons dans un second temps dans le vif du sujet et expliquant plus précisément les choix d'implémentation pour chaque module. Nous finirons par vous exposer un lexique des différents événements survenant dans le jeu, et un petit manuel d'utilisation pour jouer convenablement.</text:p>
      <text:p text:style-name="P2"/>
      <text:h text:style-name="Heading_20_1" text:outline-level="1"><text:bookmark-start text:name="__RefHeading__248_137773716"/><text:s/><text:bookmark-start text:name="_Toc439237633"/>Les différents modules<text:bookmark-end text:name="__RefHeading__248_137773716"/><text:bookmark-end text:name="_Toc439237633"/></text:h>
      <text:p text:style-name="Standard">Le projet a été séparé en trois modules : jeu, serveur et page client. L'idée étant de rendre l'application plus flexible. En effet, nous pouvons maintenant aisément modifier l'interface client, <text:s/>changer la logique serveur ou bien changer la logique du jeu sans pour autant modifier le reste grâce à la flexibilité de l'application (en partant du principe que tout changement respecte le langage déjà <text:span text:style-name="T9">mis en place</text:span>).</text:p>
      <text:h text:style-name="Heading_20_2" text:outline-level="2"><text:bookmark-start text:name="__RefHeading__250_137773716"/><text:s/><text:bookmark-start text:name="_Toc439237634"/>Jeu<text:bookmark-end text:name="__RefHeading__250_137773716"/><text:bookmark-end text:name="_Toc439237634"/></text:h>
      <text:p text:style-name="Standard">Le module de jeu a pour rôle de mémoriser tout l’état du jeu et de fournir les méthodes pour le faire évoluer. Celui ci garde en mémoire une liste de joueurs (vivants et morts), les propriétés du canvas, un tableau <text:s/>de toutes les coordonnées déjà occupées dans le canvas, et une variable indiquant si le jeu est actif ou non.</text:p>
      <text:p text:style-name="Standard">Les différents joueurs sont définis par leur position dans le canvas, leur orientation, leur nom, et par la liste de toutes <text:span text:style-name="T10">leurs positions occupées.</text:span></text:p>
      <text:p text:style-name="Standard"/>
      <text:h text:style-name="Heading_20_2" text:outline-level="2"><text:bookmark-start text:name="__RefHeading__252_137773716"/><text:s/><text:bookmark-start text:name="_Toc439237635"/>Serveur<text:bookmark-end text:name="__RefHeading__252_137773716"/><text:bookmark-end text:name="_Toc439237635"/></text:h>
      <text:p text:style-name="Text_20_body">Le serveur à pour tâche de capturer les événements et les requêtes GET émis par chaque joueurs et de donner un<text:span text:style-name="T11">e</text:span> réponse adaptée à chacun de ces événements. Une fois cela fait, il peut donc transmettre les bonnes informations à chaque joueur pour que ces derniers puissent calculer la page client adaptée à tout moment.</text:p>
      <text:p text:style-name="Text_20_body"/>
      <text:h text:style-name="Heading_20_2" text:outline-level="2"><text:bookmark-start text:name="__RefHeading__254_137773716"/><text:s/><text:bookmark-start text:name="_Toc439237636"/>Page Client<text:bookmark-end text:name="__RefHeading__254_137773716"/><text:bookmark-end text:name="_Toc439237636"/></text:h>
      <text:p text:style-name="Text_20_body">La page client est la partie visible du jeu. Elle affichera donc les informations visuelles du jeu à tous les joueurs. Ces derniers pourront donc être avertis visuellement du nom de tous les joueurs en train de jouer, de leur couleur, de leurs tracés et les voir évoluer en temps réel dans le canvas. Le client capture aussi tous les événements clavier émis par les joueurs pour les transmettre au serveur.</text:p>
      <text:p text:style-name="P2"/>
      <text:h text:style-name="Heading_20_1" text:outline-level="1"><text:bookmark-start text:name="__RefHeading__256_137773716"/><text:s/><text:bookmark-start text:name="_Toc439237637"/>Choix d'implémentation<text:bookmark-end text:name="__RefHeading__256_137773716"/><text:bookmark-end text:name="_Toc439237637"/></text:h>
      <text:p text:style-name="Text_20_body">Pour une implémentation optimale du jeu, il nous a été demandé de réfléchir précisément sur les rôles que pourraient avoir le serveur et le client. En effet, selon les choix que nous ferions, des performances différentes pourraient être observées au niveau du jeu (si par exemple une surcharge d'informations serait exposé au serveur ou au client).</text:p>
      <text:h text:style-name="Heading_20_2" text:outline-level="2"><text:bookmark-start text:name="__RefHeading__258_137773716"/><text:s/><text:bookmark-start text:name="_Toc439237638"/>Client – Serveur<text:bookmark-end text:name="__RefHeading__258_137773716"/><text:bookmark-end text:name="_Toc439237638"/></text:h>
      <text:p text:style-name="Text_20_body">Dans un premier temps, l'utilisateur reçoit la page client par une première requête GET formulée par le navigateur, au lancement de la page. Il peut ensuite fournir son nom au serveur via une socket en remplissant le formulaire de la page. Un événement « ready » est envoyé au serveur.</text:p>
      <text:p text:style-name="Standard">Le serveur ajoute le nom du joueur à une liste de joueur à intégrer au jeu. Une fois ceci fait, son nom est susceptible d'être changé (automatiquement) pour que deux joueurs n'aient pas le même nom. Le serveur émet alors un événement « connected » à l'utilisateur.</text:p>
      <text:p text:style-name="Standard">De même, la couleur choisie par un joueur peut être la même qu’un autre joueur, <text:span text:style-name="T11">donc</text:span> le serveur transforme <text:span text:style-name="T11">automatiquement</text:span> la vue de la couleur des autres joueurs. Autrement dis, nous voyons notre couleur telle que nous l’avons choisi, et la couleur des adversaires est au hasard.</text:p>
      <text:p text:style-name="Standard">Le serveur envois un événement « start » quand le jeu démarre, ou <text:span text:style-name="T11">quand un</text:span> joueur <text:span text:style-name="T11">se connecte une fois le jeu démarré</text:span>. Le serveur envois ensuite périodiquement des événements « update » contenant un tableau d'objet ({nom de joueur, coordonnée de joueur}). Le client recevant cette information la stockera en mémoire afin de rafraîchir la page.</text:p>
      <text:p text:style-name="Text_20_body">Quand une touche directionnelle est pressée par un joueur, le client <text:span text:style-name="T13">émet</text:span> un événement « change direction », contenant le nom du joueur et sa direction désirée. Le serveur mettra cette information dans un tableau de direction qui retransmettra à tous les autres joueurs durant la phase adaptée de son cycle de vie.</text:p>
      <text:p text:style-name="Text_20_body">Le serveur calcule si les joueurs sont en vie ou non. Une fois qu'un joueur meurt, le serveur <text:span text:style-name="T13">é</text:span>m<text:span text:style-name="T13">et</text:span>tra un événement « lost » contenant le nom des perdants. A l'inverse, quand il reste qu'un seul joueur en vie, un événement « win » est envoyé.</text:p>
      <text:p text:style-name="Text_20_body">Quand la partie est terminée, un événement « end » est transmis à tous les joueurs.</text:p>
      <text:p text:style-name="Text_20_body"/>
      <text:h text:style-name="Heading_20_2" text:outline-level="2"><text:bookmark-start text:name="__RefHeading__260_137773716"/><text:s/><text:bookmark-start text:name="_Toc439237639"/>Serveur – Jeu<text:bookmark-end text:name="__RefHeading__260_137773716"/><text:bookmark-end text:name="_Toc439237639"/></text:h>
      <text:p text:style-name="Standard">Le serveur utilise le jeu durant la fonction « live() » qui s'invoque elle même périodiquement.</text:p>
      <text:p text:style-name="Standard">Le serveur a accès uniquement à certaines méthodes que le jeu exporte. Ces méthodes sont : « start », « active », « addJoueur », « changeDirection », « next », « curState », « newState », « collision », « end », « winner » et « reset » <text:span text:style-name="T13">(voir lexique).</text:span></text:p>
      <text:h text:style-name="Heading_20_2" text:outline-level="2"><text:bookmark-start text:name="__RefHeading__262_137773716"/><text:soft-page-break/><text:s/><text:bookmark-start text:name="_Toc439237640"/>Client – Jeu<text:bookmark-end text:name="__RefHeading__262_137773716"/><text:bookmark-end text:name="_Toc439237640"/></text:h>
      <text:p text:style-name="Standard">Il est important de noter que le client n'a pas un accès direct au module de jeu. Le serveur sert d'écran et se charge de transmettre le l'information du jeu.</text:p>
      <text:p text:style-name="Standard"/>
      <text:h text:style-name="Heading_20_2" text:outline-level="2"><text:bookmark-start text:name="__RefHeading__483_1392223255"/><text:s/>Client<text:bookmark-end text:name="__RefHeading__483_1392223255"/></text:h>
      <text:p text:style-name="Text_20_body">Pour réaliser le design du client, nous avons décidé de ne pas utiliser d’images. Pour rendre le client plus léger, nous avons uniquement utilisé les fonctionnalités de html5 et css3.</text:p>
      <text:p text:style-name="Text_20_body">Pour interagir de manière plus simple dans le DOM du document html, et réaliser de nombreuses animations ludiques, nous avons choisi d’utiliser le framework JQuery.</text:p>
      <text:p text:style-name="Text_20_body">Avant que plusieurs joueurs se connectent en même temps au serveur, il y a un temps d’attente pour le premier joueur connecté. Nous avons décidé de rendre ce temps d’attente plus abordable en créant une version de jeu offline. Cela permet au premier joueur de tester le jeu seul, et s’exercer à l’infini. </text:p>
      <text:h text:style-name="P13" text:outline-level="1"><text:bookmark-start text:name="__RefHeading__264_137773716"/><text:s/><text:bookmark-start text:name="_Toc439237641"/>Lexique<text:bookmark-end text:name="__RefHeading__264_137773716"/></text:h>
      <text:h text:style-name="Heading_20_1" text:outline-level="1" text:is-list-header="true"><text:bookmark-start text:name="__RefHeading__485_1392223255"/>1 <text:bookmark-end text:name="_Toc439237641"/><text:span text:style-name="T8">Événements</text:span> <text:bookmark-end text:name="__RefHeading__485_1392223255"/></text:h>
      <text:p text:style-name="Standard">Comme vu précédemment, des événements sont régulièrement envoyés par les clients et le serveur. Ces événements permettent à ces derniers de savoir quand faire les calculs adaptés à la situation. Passons en revu tous les événements que nous avons créés, et leur rôle.</text:p>
      <text:p text:style-name="Standard">- « Ready » : est envoyé par le client quand le joueur à choisi son nom et sa couleur. Il contient le nom choisi par le <text:s/>joueur. Quand cet événement a lieu, le serveur mémorise le nom du Joueur pour l'ajouter au jeu à la bonne phase de « live() ».</text:p>
      <text:p text:style-name="Standard">- « Connected » : est emis par le serveur lorsqu'un joueur est ajouté au jeu. A l'ajout, le serveur vérifie que le nom du joueur est différent de tous les autres. Si non, il le change automatiquement. Une fois l'ajout fini, le serveur émet l'événement « connected » avec le nom connu. Le joueur met alors son nom à jour si celui-ci a changé.</text:p>
      <text:p text:style-name="Standard">- « Start » : est émis par le serveur à tous les joueurs connectés. Il est émis dès que le jeu devient actif. Si le jeu est déjà actif alors qu'un joueur est connecté, le joueur recevra un « start » juste après avoir reçus « connected ».</text:p>
      <text:p text:style-name="Standard">- « Update » : cet événement est envoyé périodiquement par le serveur, c'est à dire à chaque cycle du jeu. Il est également émis lorsqu’un joueur se connecte, pour que celui ci connaisse sa position initiale et l'état du jeu lors de sa connexion. « Update » envoie toujours un tableau de coordonnées de chaque joueur. Ce tableau peut contenir une seule coordonnée ou toutes les coordonnées des joueurs. Lorsqu'un joueur reçoit son premier « update », ce dernier contiendra toutes les coordonnées pour construire l’état du jeu actuel. Il recevra sinon uniquement les mises à jour afin pour ne pas surcharger la communication.</text:p>
      <text:p text:style-name="Standard">- « Change-direction »: cet événement est envoyé par un client quand un joueur appuis sur une touche directionnelle. Un string correspondant à la direction est joint à <text:span text:style-name="T14">l’événement.</text:span> En réponse le serveur met à jour le tableau de direction actuelle du joueur concerné. Le tableau sert ensuite à changer la direction d’un joueur dans le module Jeu.</text:p>
      <text:p text:style-name="Standard">- « Lost » : est envoyé par le serveur à tous les joueurs. Il contient un tableau avec les noms de tous les joueurs éliminés à ce tour. Le client note comme morts tous les joueurs du tableau et si il trouve son propre nom Le client indique que la partie est perdue.</text:p>
      <text:p text:style-name="Standard">- « Win » : est envoyé par le serveur à tous les clients si il y a un gagnant. « Win » contient aussi le nom du gagnant. S’il n'y a pas de gagnant « win » ne sera pas émis et n'est donc pas redondant avec End.</text:p>
      <text:p text:style-name="Standard">- « End » : est émis à tous les joueurs lorsque que le jeu est fini.</text:p>
      <text:p text:style-name="Standard"/>
      <text:h text:style-name="Heading_20_1" text:outline-level="1" text:is-list-header="true"><text:bookmark-start text:name="__RefHeading__487_1392223255"/>2 Méthode du module jeu<text:bookmark-end text:name="__RefHeading__487_1392223255"/></text:h>
      <text:p text:style-name="Text_20_body">Le module de jeu créé possèd<text:span text:style-name="T4">e de nombreuses fonctions pouvant participer au bon fonctionnement de l'entité globale. Voyons les différentes fonctions </text:span><text:span text:style-name="T5">que nous</text:span><text:span text:style-name="T4"> avons créé :</text:span></text:p>
      <text:p text:style-name="Text_20_body">- Start : permet de démarrer le jeu, et active le serveur.</text:p>
      <text:p text:style-name="Text_20_body">- Active : renvoi<text:span text:style-name="T15">e</text:span> un booléen, vrai si le jeu est actif.</text:p>
      <text:p text:style-name="Text_20_body"><text:soft-page-break/>- AddJoueur : ajoute un joueur au jeu. Le nom du joueur est passé en paramètre, mais celui ci peut être modifié ensuite en cas de doublon avec un autre joueur.</text:p>
      <text:p text:style-name="Text_20_body">- ChangeDirection : change la direction d'un joueur. La fonction prend en <text:span text:style-name="T15">paramètre</text:span> le nom du joueur concerné, et sa direction souhaitée.</text:p>
      <text:p text:style-name="Text_20_body">- Next : fait passer le serveur a sont état suivant. Concrètement il fait avancer tous les joueurs de une case, en fonction de leur direction.</text:p>
      <text:p text:style-name="Text_20_body">- CurState : renvoie un tableau d'objets contenant tous les joueurs et toutes les coordonnées calculées du jeu.</text:p>
      <text:p text:style-name="Text_20_body">- NewState : renvoie aussi un tableau d'objet, mais contenant juste la dernière coordonnée des joueurs vivants.</text:p>
      <text:p text:style-name="Text_20_body">- Collision : renvoie un tableau contenant le nom de tous les joueurs morts durant cette phase du jeu.</text:p>
      <text:p text:style-name="Text_20_body">- End : renvoie un booléen qui est vrai si la partie est finie.</text:p>
      <text:p text:style-name="Text_20_body">- Winner : renvoi<text:span text:style-name="T15">e</text:span> le nom du gagnant si il y en a un.</text:p>
      <text:p text:style-name="Text_20_body">- Reset : réinitialise le jeu.</text:p>
      <text:p text:style-name="P2"/>
      <text:h text:style-name="Heading_20_1" text:outline-level="1"><text:bookmark-start text:name="__RefHeading__376_137773716"/><text:s/><text:bookmark-start text:name="_Toc439237642"/>Manuel d'utilisation<text:bookmark-end text:name="__RefHeading__376_137773716"/><text:bookmark-end text:name="_Toc439237642"/></text:h>
      <text:p text:style-name="Text_20_body">Pour pouvoir utiliser notre application, celle ci possède plusieurs pré-requis. Les <text:span text:style-name="T16">voici</text:span> :</text:p>
      <text:p text:style-name="Standard">Tout d’abord, le client doit avoir installé node.js et npm. Si ce n'est pas le cas, l'application sera inutilisable. Une fois ces deux logiciels installés, effectuez la commande « npm install » à la racine du projet, ce qui aura pour but d’installer tous les composants nécessaire au bon fonctionnent du jeu. Si cette étape ne fonctionne pas, vous pouvez installer express.io via la commande « npm install express.io »</text:p>
      <text:p text:style-name="Standard">Pour démarrer le serveur du jeu, une commande « node app.js » doit être effectué à la racine du projet.</text:p>
      <text:p text:style-name="Text_20_body">Une fois le serveur lancé, le port d'écoute est le 7076. Donc tapez localhost:7076 dans un navigateur <text:s/>pour avoir accès au jeu.</text:p>
      <text:p text:style-name="P14">Pour jouer, rien de plus simple : tapez votre nom dans le formulaire, choisissez votre couleur et clique<text:span text:style-name="T16">z</text:span> sur « jouer ». Durant le jeu, manipulez uniquement les touches directionnelles pour déplacer votre véhicule.</text:p>
      <text:p text:style-name="Text_20_body"/>
      <text:h text:style-name="Heading_20_1" text:outline-level="1"><text:bookmark-start text:name="__RefHeading__489_1392223255"/><text:s/>Répartition du travail<text:bookmark-end text:name="__RefHeading__489_1392223255"/></text:h>
      <text:p text:style-name="P8">Voilà un rapide aperçu de comment le travail fut partagé au sein du groupe :</text:p>
      <text:p text:style-name="P8">- Jean-Pierre : implémentation du module de jeu, mise en place de l'architecture du projet.</text:p>
      <text:p text:style-name="P8">- Aleksandr : implémentation du client et prototypage du projet.</text:p>
      <text:p text:style-name="P8">- Florent : implémentation du serveur, et mise en forme du rapport écrit.</text:p>
      <text:p text:style-name="P9"/>
      <text:h text:style-name="P13" text:outline-level="1"><text:bookmark-start text:name="__RefHeading__268_137773716"/><text:s/><text:bookmark-start text:name="_Toc439237643"/>Conclusion<text:bookmark-end text:name="__RefHeading__268_137773716"/><text:bookmark-end text:name="_Toc439237643"/></text:h>
      <text:p text:style-name="Text_20_body">Nous a<text:span text:style-name="T4">vons pu, tout au long du projet, nous ouvrir à de nombreuses nouveautés. En effet l’apprentissage d’un nouvel </text:span><text:span text:style-name="T6">outil </text:span><text:span text:style-name="T4">tel que Node.js est un atout indéniable pour l’avenir. La jeunesse et la rapidité de cette technologie fait de celle-ci une technologie « à la mode », susceptible d’être utilisée dans de nombreuses entreprises dans un avenir proche. De plus, le travail d’équipe fut une compétence mise à l’épreuve durant le projet. Au dessus de la connaissance de technologies, l’équipe est la chose la plus importante dans un projet.</text:span></text:p>
      <text:p text:style-name="P7">Malgré cela, nous avons éprouvé plusieurs difficultés. Même si l’apprentissage <text:span text:style-name="T7">d'une technologie et de ses logiques internes </text:span>peut nous apporter beaucoup, cela possède toujours une partie fastidieuse. Cela induit donc que nous avons éprouvé, à nos débuts, des difficultés pour mettre en place notre serveur. De plus, de par notre manque d’expérience dans ce domaine, nous avons eu périodiquement du mal à résoudre les nombreux bugs s’immisçant dans notre code.</text:p>
      <text:p text:style-name="Text_20_body"><text:span text:style-name="T4">Pour conclure, nous pouvons dire que malgré de nombreuses difficultés éprouvées durant le proj</text:span>et, ce dernier a pu nous apporter de nombreux savoirs <text:span text:style-name="T3">faire</text:span> et savoirs être qui seront des atouts pour nos prochaines a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font-size="10.5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ab-stops>
          <style:tab-stop style:position="3cm"/>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style:tab-stops>
          <style:tab-stop style:position="8.25cm" style:type="center"/>
          <style:tab-stop style:position="16.501cm" style:type="right"/>
        </style:tab-stops>
      </style:paragraph-properties>
      <style:text-properties style:font-name-complex="Mangal" style:font-family-complex="Mangal" style:font-family-generic-complex="roman" style:font-pitch-complex="variable" style:font-size-complex="10.5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I">
        <style:list-level-properties/>
      </text:outline-level-style>
      <text:outline-level-style text:level="2" style:num-format="1">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I">
        <style:list-level-properties/>
      </text:list-level-style-number>
      <text:list-level-style-number text:level="2" style:num-format="1">
        <style:list-level-properties/>
      </text:list-level-style-number>
      <text:list-level-style-number text:level="3"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Sonin</meta:initial-creator>
    <meta:creation-date>2015-12-29T10:26:00Z</meta:creation-date>
    <dc:date>2016-01-01T18:48:40.132847843</dc:date>
    <meta:editing-cycles>25</meta:editing-cycles>
    <meta:editing-duration>PT7H56M36S</meta:editing-duration>
    <meta:document-statistic meta:table-count="0" meta:image-count="0" meta:object-count="0" meta:page-count="10" meta:paragraph-count="95" meta:word-count="2316" meta:character-count="13200" meta:non-whitespace-character-count="10967"/>
    <meta:template xlink:type="simple" xlink:actuate="onRequest" xlink:title="" xlink:href="Normal.dotm"/>
  </office:meta>
</office:document-meta>
</file>